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80808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1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1.8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8cm" svg:height="15.469cm" svg:x="3.8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Arm on TRI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Motor Disarm on TRI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Stable ACC</text:span></text:p>
            <text:p text:style-name="P3"><text:span text:style-name="T2">(disarm Motor first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</draw:text-box>
        </draw:frame>
        <draw:g>
          <draw:custom-shape draw:style-name="gr2" draw:text-style-name="P1" draw:layer="layout" svg:width="1.29cm" svg:height="1.288cm" draw:transform="rotate (-1.57079632679579) translate (13.988cm 3.5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13.185cm" svg:y="3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12.7cm" svg:y="5.7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4cm 6.4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028cm" svg:y="3.51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568cm 4.27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13.96cm 7.9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13.157cm" svg:y="8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11.02cm" svg:y="7.9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0.92cm 8.6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2cm" svg:y="10.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2.572cm 10.8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02cm" svg:y="12.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0.92cm 13.2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7cm" svg:y="1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179cm" svg:y="13.0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7cm" svg:y="14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179cm" svg:y="15.3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02cm" svg:y="14.8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0.915cm 14.929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4.6cm" svg:y="4.901cm">
          <draw:text-box>
            <text:p text:style-name="P3"><text:span text:style-name="T2"><text:s/></text:span><text:span text:style-name="T2">Enter</text:span></text:p>
            <text:p text:style-name="P3"><text:span text:style-name="T2">(disarm Motor first)</text:span></text:p>
            <text:p text:style-name="P3"><text:span text:style-name="T6"/></text:p>
            <text:p text:style-name="P3"><text:span text:style-name="T6"/></text:p>
            <text:p text:style-name="P3"><text:span text:style-name="T7">Select Param</text:span></text:p>
            <text:p text:style-name="P3"><text:span text:style-name="T8"/></text:p>
            <text:p text:style-name="P3"><text:span text:style-name="T9"/></text:p>
            <text:p text:style-name="P3"><text:span text:style-name="T7">Change Value</text:span></text:p>
            <text:p text:style-name="P3"><text:span text:style-name="T6"/></text:p>
            <text:p text:style-name="P3"><text:span text:style-name="T6"/></text:p>
            <text:p text:style-name="P3"><text:span text:style-name="T10"/></text:p>
            <text:p text:style-name="P3"><text:span text:style-name="T2">Save and Exit</text:span></text:p>
            <text:p text:style-name="P3"><text:span text:style-name="T6"/></text:p>
            <text:p text:style-name="P3"><text:span text:style-name="T6"/></text:p>
            <text:p text:style-name="P3"><text:span text:style-name="T2">Exit without Sav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.</text:span></text:p>
          </draw:text-box>
        </draw:frame>
        <draw:g>
          <draw:custom-shape draw:style-name="gr2" draw:text-style-name="P1" draw:layer="layout" svg:width="1.288cm" svg:height="1.29cm" svg:x="21.596cm" svg:y="4.9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136cm 5.6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001cm" svg:y="17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1.481cm" svg:y="16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685cm" svg:y="17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3.177cm" svg:y="16.8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3.178cm" svg:y="17.7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3.324cm 17.58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3.352cm 17.9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9cm" svg:height="1.29cm" svg:x="23.311cm" svg:y="4.9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91cm" svg:y="4.7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5cm" svg:y="7.3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3.777cm" svg:y="7.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3.778cm" svg:y="7.9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5cm" svg:y="9.7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draw:transform="rotate (-1.57079632679579) translate (23.924cm 10.191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draw:transform="rotate (1.5707963267946) translate (23.952cm 10.5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287cm" svg:y="12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67cm" svg:y="11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1.592cm" svg:y="12.0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492cm 12.7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0.511cm" svg:height="1.081cm" svg:x="15.435cm" svg:y="17.9cm">
          <draw:text-box>
            <text:p><text:span text:style-name="T11">Version 0.57721</text:span><text:span text:style-name="T11"><text:tab/></text:span><text:span text:style-name="T11">(lookup Euler-Mascheroni constant)</text:span></text:p>
            <text:p><text:span text:style-name="T11">A Product made by Hamburger </text:span><text:span text:style-name="T11"><text:tab/></text:span><text:span text:style-name="T12">Document <text:s/>2011-05-06</text:span></text:p>
          </draw:text-box>
        </draw:frame>
        <draw:frame draw:style-name="gr7" draw:text-style-name="P7" draw:layer="layout" svg:width="9.062cm" svg:height="2.442cm" svg:x="15.435cm" svg:y="15.621cm">
          <draw:text-box>
            <text:p><text:span text:style-name="T10">This work is licensed under the </text:span></text:p>
            <text:p><text:span text:style-name="T10">Creative Commons Attribution-NonCommercial-ShareAlike 3.0 </text:span></text:p>
            <text:p><text:span text:style-name="T10">Unported License. </text:span></text:p>
            <text:p><text:span text:style-name="T10">To view a copy of this license, visit </text:span></text:p>
            <text:p><text:span text:style-name="T10">http://creativecommons.org/licenses/by-nc-sa/3.0/ or send a letter to </text:span></text:p>
            <text:p><text:span text:style-name="T10">Creative Commons, 171 Second Street, Suite 300, </text:span></text:p>
            <text:p><text:span text:style-name="T10">San Francisco, California, 94105, USA.</text:span></text:p>
          </draw:text-box>
        </draw:frame>
        <draw:custom-shape draw:style-name="gr8" draw:text-style-name="P1" draw:layer="layout" svg:width="0.5cm" svg:height="0.5cm" svg:x="13.1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3.07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1" draw:layer="layout" svg:width="1.288cm" svg:height="1.29cm" svg:x="11.027cm" svg:y="5.7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1.506cm" svg:y="6.30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1.409cm" svg:y="6.2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027cm" svg:y="10.1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1.506cm" svg:y="10.68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11.409cm" svg:y="10.6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1.581cm" svg:y="9.7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06cm" svg:y="10.2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1.963cm" svg:y="10.2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1.581cm" svg:y="7.3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06cm" svg:y="7.8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1.963cm" svg:y="7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10.089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g>
          <draw:custom-shape draw:style-name="gr2" draw:text-style-name="P1" draw:layer="layout" svg:width="1.288cm" svg:height="1.29cm" svg:x="21.596cm" svg:y="14.2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136cm 14.9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3.311cm" svg:y="14.2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3.791cm" svg:y="14.0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4.6cm" svg:y="2.101cm">
          <draw:text-box>
            <text:p text:style-name="P3"><text:span text:style-name="T2">Start/Stop Auto-Telemetry-Mode</text:span></text:p>
          </draw:text-box>
        </draw:frame>
        <draw:g>
          <draw:g>
            <draw:custom-shape draw:style-name="gr2" draw:text-style-name="P1" draw:layer="layout" svg:width="1.288cm" svg:height="1.29cm" svg:x="21.632cm" svg:y="2.32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111cm" svg:y="2.90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014cm" svg:y="2.8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3.292cm" svg:y="2.31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3.187cm 2.43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1" draw:text-style-name="P1" draw:layer="layout" svg:width="10.141cm" svg:height="11.745cm" svg:x="15.5cm" svg:y="3.98cm" draw:corner-radius="0.5cm">
          <text:p/>
        </draw:rect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1.8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8cm" svg:height="15.469cm" svg:x="3.8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Arm on TRI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Motor Disarm on TRI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Stable ACC</text:span></text:p>
            <text:p text:style-name="P3"><text:span text:style-name="T2">(disarm Motor first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4.6cm" svg:y="4.901cm">
          <draw:text-box>
            <text:p text:style-name="P3"><text:span text:style-name="T2"><text:s/></text:span><text:span text:style-name="T2">Enter</text:span></text:p>
            <text:p text:style-name="P3"><text:span text:style-name="T2">(disarm Motor first)</text:span></text:p>
            <text:p text:style-name="P3"><text:span text:style-name="T6"/></text:p>
            <text:p text:style-name="P3"><text:span text:style-name="T6"/></text:p>
            <text:p text:style-name="P3"><text:span text:style-name="T7">Select Param</text:span></text:p>
            <text:p text:style-name="P3"><text:span text:style-name="T8"/></text:p>
            <text:p text:style-name="P3"><text:span text:style-name="T9"/></text:p>
            <text:p text:style-name="P3"><text:span text:style-name="T7">Change Value</text:span></text:p>
            <text:p text:style-name="P3"><text:span text:style-name="T6"/></text:p>
            <text:p text:style-name="P3"><text:span text:style-name="T6"/></text:p>
            <text:p text:style-name="P3"><text:span text:style-name="T10"/></text:p>
            <text:p text:style-name="P3"><text:span text:style-name="T2">Save and Exit</text:span></text:p>
            <text:p text:style-name="P3"><text:span text:style-name="T6"/></text:p>
            <text:p text:style-name="P3"><text:span text:style-name="T6"/></text:p>
            <text:p text:style-name="P3"><text:span text:style-name="T2">Exit without Sav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.</text:span></text:p>
          </draw:text-box>
        </draw:frame>
        <draw:frame draw:style-name="gr6" draw:text-style-name="P6" draw:layer="layout" svg:width="10.511cm" svg:height="1.081cm" svg:x="15.435cm" svg:y="17.9cm">
          <draw:text-box>
            <text:p><text:span text:style-name="T11">Version 0.57721</text:span><text:span text:style-name="T11"><text:tab/></text:span><text:span text:style-name="T11">(lookup Euler-Mascheroni constant)</text:span></text:p>
            <text:p><text:span text:style-name="T11">A Product made by Hamburger </text:span><text:span text:style-name="T11"><text:tab/></text:span><text:span text:style-name="T12">Document <text:s/>2011-05-06</text:span></text:p>
          </draw:text-box>
        </draw:frame>
        <draw:frame draw:style-name="gr7" draw:text-style-name="P7" draw:layer="layout" svg:width="9.062cm" svg:height="2.442cm" svg:x="15.435cm" svg:y="15.621cm">
          <draw:text-box>
            <text:p><text:span text:style-name="T10">This work is licensed under the </text:span></text:p>
            <text:p><text:span text:style-name="T10">Creative Commons Attribution-NonCommercial-ShareAlike 3.0 </text:span></text:p>
            <text:p><text:span text:style-name="T10">Unported License. </text:span></text:p>
            <text:p><text:span text:style-name="T10">To view a copy of this license, visit </text:span></text:p>
            <text:p><text:span text:style-name="T10">http://creativecommons.org/licenses/by-nc-sa/3.0/ or send a letter to </text:span></text:p>
            <text:p><text:span text:style-name="T10">Creative Commons, 171 Second Street, Suite 300, </text:span></text:p>
            <text:p><text:span text:style-name="T10">San Francisco, California, 94105, USA.</text:span></text:p>
          </draw:text-box>
        </draw:frame>
        <draw:g>
          <draw:g>
            <draw:custom-shape draw:style-name="gr2" draw:text-style-name="P1" draw:layer="layout" svg:width="1.29cm" svg:height="1.288cm" draw:transform="rotate (-1.57079632679579) translate (12.0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1.2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1.29cm" svg:height="1.288cm" draw:transform="rotate (-1.57079632679579) translate (12.06cm 7.9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1.257cm" svg:y="8.3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" draw:text-style-name="P1" draw:layer="layout" svg:width="1.288cm" svg:height="1.29cm" svg:x="10.8cm" svg:y="5.722cm">
                <text:p/>
  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draw:transform="skewX (0.00122173047639579) rotate (0.7853981633973) translate (11.34cm 6.481cm)">
                <text:p/>
  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" draw:text-style-name="P1" draw:layer="layout" svg:width="1.288cm" svg:height="1.29cm" svg:x="10.772cm" svg:y="10.1cm">
                <text:p/>
  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draw:transform="skewX (0.00122173047639579) rotate (0.7853981633973) translate (10.672cm 10.858cm)">
                <text:p/>
  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" draw:text-style-name="P1" draw:layer="layout" svg:width="1.288cm" svg:height="1.29cm" svg:x="10.8cm" svg:y="12.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1.279cm" svg:y="13.08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" draw:text-style-name="P1" draw:layer="layout" svg:width="1.288cm" svg:height="1.29cm" svg:x="10.8cm" svg:y="14.80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1.279cm" svg:y="15.38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" draw:text-style-name="P1" draw:layer="layout" svg:width="1.289cm" svg:height="1.29cm" svg:x="10.785cm" svg:y="17.113cm">
                <text:p/>
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5" draw:text-style-name="P1" draw:layer="layout" svg:width="0.313cm" svg:height="0.876cm" svg:x="11.277cm" svg:y="16.868cm">
                  <text:p/>
  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" draw:text-style-name="P1" draw:layer="layout" svg:width="0.313cm" svg:height="0.876cm" svg:x="11.278cm" svg:y="17.772cm">
                  <text:p/>
  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" draw:text-style-name="P1" draw:layer="layout" svg:width="0.313cm" svg:height="0.876cm" draw:transform="rotate (-1.57079632679579) translate (11.424cm 17.589cm)">
                  <text:p/>
  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" draw:text-style-name="P1" draw:layer="layout" svg:width="0.313cm" svg:height="0.876cm" draw:transform="rotate (1.5707963267946) translate (11.452cm 17.916cm)">
                  <text:p/>
  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custom-shape draw:style-name="gr8" draw:text-style-name="P1" draw:layer="layout" svg:width="0.5cm" svg:height="0.5cm" svg:x="11.2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5cm" svg:height="0.5cm" svg:x="11.17cm" svg:y="8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2.4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2.9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2.42cm" svg:y="7.9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2.32cm 8.6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2.42cm" svg:y="12.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2.32cm 13.25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2.42cm" svg:y="14.8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2.315cm 14.929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401cm" svg:y="17.11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2.881cm" svg:y="16.94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88cm" svg:height="1.29cm" svg:x="12.427cm" svg:y="5.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2.906cm" svg:y="6.3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2.809cm" svg:y="6.2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88cm" svg:height="1.29cm" svg:x="12.427cm" svg:y="10.1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2.906cm" svg:y="10.6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2.809cm" svg:y="10.6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presentation:style-name="pr2" draw:text-style-name="P2" draw:layer="layout" svg:width="10.089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4.6cm" svg:y="2.101cm">
          <draw:text-box>
            <text:p text:style-name="P3"><text:span text:style-name="T2">Start/Stop Auto-Telemetry-Mode</text:span></text:p>
          </draw:text-box>
        </draw:frame>
        <draw:g>
          <draw:g>
            <draw:custom-shape draw:style-name="gr2" draw:text-style-name="P1" draw:layer="layout" svg:width="1.288cm" svg:height="1.29cm" svg:x="23.196cm" svg:y="4.915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23.736cm 5.674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3.192cm" svg:y="12.007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23.092cm 12.76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88cm" svg:height="1.29cm" svg:x="23.181cm" svg:y="9.71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3.66cm" svg:y="10.29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23.563cm" svg:y="10.24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88cm" svg:height="1.29cm" svg:x="23.181cm" svg:y="7.31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3.66cm" svg:y="7.89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23.563cm" svg:y="7.84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3.196cm" svg:y="14.215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23.736cm 14.974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88cm" svg:height="1.29cm" svg:x="23.2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3.7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23.6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9cm" svg:height="1.29cm" svg:x="21.511cm" svg:y="4.9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21.991cm" svg:y="4.74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21.485cm" svg:y="7.30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313cm" svg:height="0.876cm" svg:x="21.977cm" svg:y="7.06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21.978cm" svg:y="7.964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21.485cm" svg:y="9.71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313cm" svg:height="0.876cm" draw:transform="rotate (-1.57079632679579) translate (22.124cm 10.191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22.152cm 10.518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21.487cm" svg:y="12.0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21.967cm" svg:y="11.84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21.511cm" svg:y="14.2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21.991cm" svg:y="14.04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1.4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1.387cm 2.43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1" draw:text-style-name="P1" draw:layer="layout" svg:width="10.141cm" svg:height="11.745cm" svg:x="15.5cm" svg:y="3.98cm" draw:corner-radius="0.5cm">
          <text:p/>
        </draw:rect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16.66cm 12.529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12cm" svg:y="12.4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66cm 13.1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87cm 12.529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992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0.424cm 11.48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294"/>
  </office:meta>
</office:document-meta>
</file>